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2" style:family="graphic" style:parent-style-name="standard">
      <style:graphic-properties draw:fill-color="#f04e4d" draw:textarea-horizontal-align="justify" draw:textarea-vertical-align="middle" draw:auto-grow-height="false" fo:min-height="0.29cm" fo:min-width="0.0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svg:stroke-color="#b2b2b2" draw:fill-color="#dddddd" draw:textarea-horizontal-align="justify" draw:textarea-vertical-align="middle" draw:auto-grow-height="false" fo:min-height="0.64cm" fo:min-width="3.056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fill-color="#89c765" draw:textarea-horizontal-align="justify" draw:textarea-vertical-align="middle" draw:auto-grow-height="false" fo:min-height="0.29cm" fo:min-width="0.04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opacity="0%" draw:textarea-vertical-align="top"/>
    </style:style>
    <style:style style:name="gr10" style:family="graphic" style:parent-style-name="standard">
      <style:graphic-properties draw:fill-color="#00a65d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.003cm" fo:min-width="0cm"/>
    </style:style>
    <style:style style:name="gr12" style:family="graphic" style:parent-style-name="objectwithoutfill">
      <style:graphic-properties svg:stroke-width="0.028cm" svg:stroke-color="#ce181e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3" style:family="graphic" style:parent-style-name="objectwithoutfill">
      <style:graphic-properties svg:stroke-width="0.028cm" svg:stroke-color="#e3d2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4" style:family="graphic" style:parent-style-name="standard">
      <style:graphic-properties svg:stroke-color="#808080" draw:fill-color="#b2b2b2" draw:textarea-horizontal-align="justify" draw:textarea-vertical-align="middle" draw:auto-grow-height="false" fo:min-height="0.64cm" fo:min-width="1.501cm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1.419cm" style:use-optimal-column-width="false"/>
    </style:style>
    <style:style style:name="co2" style:family="table-column">
      <style:table-column-properties style:column-width="1.412cm" style:use-optimal-column-width="false"/>
    </style:style>
    <style:style style:name="co3" style:family="table-column">
      <style:table-column-properties style:column-width="0.933cm" style:use-optimal-column-width="false"/>
    </style:style>
    <style:style style:name="co4" style:family="table-column">
      <style:table-column-properties style:column-width="1.421cm" style:use-optimal-column-width="false"/>
    </style:style>
    <style:style style:name="co5" style:family="table-column">
      <style:table-column-properties style:column-width="1.422cm" style:use-optimal-column-width="false"/>
    </style:style>
    <style:style style:name="ro1" style:family="table-row">
      <style:table-row-properties style:row-height="-3.425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999cm"/>
    </style:style>
    <style:style style:name="ro4" style:family="table-row">
      <style:table-row-properties style:row-height="1.001cm"/>
    </style:style>
    <style:style style:name="ce1" style:family="table-cell">
      <loext:graphic-properties draw:fill-color="#b2b2b2"/>
    </style:style>
    <style:style style:name="ce2" style:family="table-cell">
      <loext:graphic-properties draw:fill="solid" draw:fill-color="#dddddd"/>
    </style:style>
    <style:style style:name="ce3" style:family="table-cell">
      <loext:graphic-properties draw:fill="solid" draw:fill-color="#fff9ae"/>
    </style:style>
    <style:style style:name="ce4" style:family="table-cell">
      <loext:graphic-properties draw:fill-color="#dddddd"/>
    </style:style>
    <style:style style:name="ce5" style:family="table-cell">
      <loext:graphic-properties draw:fill-color="#fff9ae"/>
    </style:style>
    <style:style style:name="P1" style:family="paragraph">
      <style:paragraph-properties fo:text-align="center"/>
    </style:style>
    <style:style style:name="P2" style:family="paragraph">
      <loext:graphic-properties draw:fill-color="#f04e4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dddddd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89c765"/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loext:graphic-properties draw:opacity="0%"/>
      <style:paragraph-properties fo:text-align="start"/>
    </style:style>
    <style:style style:name="P10" style:family="paragraph">
      <loext:graphic-properties draw:fill-color="#00a65d"/>
      <style:paragraph-properties fo:text-align="center"/>
      <style:text-properties fo:font-size="7pt" style:font-size-asian="7pt" style:font-size-complex="7pt"/>
    </style:style>
    <style:style style:name="P11" style:family="paragraph">
      <loext:graphic-properties draw:opacity="0%"/>
      <style:paragraph-properties fo:text-align="start"/>
      <style:text-properties fo:font-size="9pt" style:font-size-asian="9pt" style:font-size-complex="9pt"/>
    </style:style>
    <style:style style:name="P12" style:family="paragraph">
      <loext:graphic-properties draw:fill-color="#00a65d"/>
      <style:paragraph-properties fo:text-align="center"/>
      <style:text-properties fo:font-size="8pt" style:font-size-asian="8pt" style:font-size-complex="8pt"/>
    </style:style>
    <style:style style:name="P13" style:family="paragraph">
      <loext:graphic-properties draw:fill-color="#b2b2b2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-33% 58%" fo:font-size="14pt" style:font-size-asian="14pt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use-window-font-color="true" fo:font-weight="bold" style:font-weight-asian="bold" style:font-weight-complex="bold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style:text-position="-33% 58%" fo:font-size="9pt" style:font-size-asian="9pt" style:font-size-complex="9pt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762cm" svg:height="0.762cm" svg:x="6.35cm" svg:y="4.318cm">
          <text:p text:style-name="P1"><text:span text:style-name="T1">1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11.176cm" svg:y="3.556cm">
          <text:p text:style-name="P1"><text:span text:style-name="T1">1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8.128cm" svg:y="7.112cm">
          <text:p text:style-name="P1"><text:span text:style-name="T1">2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11.938cm" svg:y="6.35cm">
          <text:p text:style-name="P1"><text:span text:style-name="T1">2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7.112cm" svg:y1="4.572cm" svg:x2="11.176cm" svg:y2="4.064cm">
          <text:p/>
        </draw:line>
        <draw:line draw:style-name="gr3" draw:text-style-name="P3" draw:layer="layout" svg:x1="11.43cm" svg:y1="4.318cm" svg:x2="8.636cm" svg:y2="7.112cm">
          <text:p/>
        </draw:line>
        <draw:line draw:style-name="gr3" draw:text-style-name="P3" draw:layer="layout" svg:x1="8.89cm" svg:y1="7.366cm" svg:x2="11.938cm" svg:y2="6.858cm">
          <text:p/>
        </draw:line>
        <draw:custom-shape draw:style-name="gr1" draw:text-style-name="P1" draw:layer="layout" svg:width="0.762cm" svg:height="0.762cm" svg:x="17.526cm" svg:y="4.064cm">
          <text:p text:style-name="P1"><text:span text:style-name="T1">1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22.352cm" svg:y="3.302cm">
          <text:p text:style-name="P1"><text:span text:style-name="T1">1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19.304cm" svg:y="6.858cm">
          <text:p text:style-name="P1"><text:span text:style-name="T1">2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23.114cm" svg:y="6.096cm">
          <text:p text:style-name="P1"><text:span text:style-name="T1">2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8.288cm" svg:y1="4.318cm" svg:x2="22.352cm" svg:y2="3.81cm">
          <text:p/>
        </draw:line>
        <draw:line draw:style-name="gr3" draw:text-style-name="P3" draw:layer="layout" svg:x1="23.368cm" svg:y1="6.096cm" svg:x2="18.288cm" svg:y2="4.572cm">
          <text:p/>
        </draw:line>
        <draw:line draw:style-name="gr3" draw:text-style-name="P3" draw:layer="layout" svg:x1="20.066cm" svg:y1="7.112cm" svg:x2="23.114cm" svg:y2="6.604cm">
          <text:p/>
        </draw:line>
        <draw:frame draw:style-name="gr4" draw:text-style-name="P4" draw:layer="layout" svg:width="18.796cm" svg:height="1.673cm" svg:x="5.588cm" svg:y="8.636cm">
          <draw:text-box>
            <text:p>Permutation: ( 1 1 2 2 )<text:tab/><text:tab/><text:tab/><text:tab/><text:tab/><text:tab/>( 2 2 1 1 )<text:tab/><text:tab/><text:tab/><text:tab/><text:tab/><text:tab/><text:tab/><text:tab/><text:tab/> </text:p>
          </draw:text-box>
        </draw:frame>
        <draw:custom-shape draw:style-name="gr5" draw:text-style-name="P5" draw:layer="layout" svg:width="4.064cm" svg:height="1.778cm" svg:x="13.21cm" svg:y="4.827cm">
          <text:p text:style-name="P1">Swap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" draw:text-style-name="P1" draw:layer="layout" svg:width="0.762cm" svg:height="0.762cm" svg:x="6.349cm" svg:y="3.302cm">
          <text:p text:style-name="P1"><text:span text:style-name="T1">1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10.668cm" svg:y="6.096cm">
          <text:p text:style-name="P1"><text:span text:style-name="T1">1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11.176cm" svg:y="2.54cm">
          <text:p text:style-name="P1"><text:span text:style-name="T1">2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12.446cm" svg:y="7.62cm">
          <text:p text:style-name="P1"><text:span text:style-name="T1">2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7.111cm" svg:y1="3.81cm" svg:x2="10.668cm" svg:y2="6.35cm">
          <text:p/>
        </draw:line>
        <draw:line draw:style-name="gr3" draw:text-style-name="P3" draw:layer="layout" svg:x1="11.176cm" svg:y1="6.096cm" svg:x2="11.43cm" svg:y2="3.302cm">
          <text:p/>
        </draw:line>
        <draw:line draw:style-name="gr3" draw:text-style-name="P3" draw:layer="layout" svg:x1="12.446cm" svg:y1="7.874cm" svg:x2="10.922cm" svg:y2="4.826cm">
          <text:p/>
        </draw:line>
        <draw:custom-shape draw:style-name="gr5" draw:text-style-name="P5" draw:layer="layout" svg:width="4.064cm" svg:height="1.778cm" svg:x="13.208cm" svg:y="4.826cm">
          <text:p text:style-name="P1">3-exchang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8.796cm" svg:height="1.673cm" svg:x="5.588cm" svg:y="8.636cm">
          <draw:text-box>
            <text:p>Permutation: ( 1 <text:span text:style-name="T3">1</text:span> 2 <text:span text:style-name="T3">2</text:span> 3 <text:span text:style-name="T3">3</text:span> )<text:tab/><text:tab/><text:tab/><text:tab/><text:tab/><text:tab/>( 1 <text:span text:style-name="T3">3</text:span> 2 <text:span text:style-name="T3">1</text:span> 3 <text:span text:style-name="T3">2</text:span> )<text:tab/><text:tab/><text:tab/><text:tab/><text:tab/><text:tab/><text:tab/><text:tab/><text:tab/> </text:p>
          </draw:text-box>
        </draw:frame>
        <draw:custom-shape draw:style-name="gr7" draw:text-style-name="P7" draw:layer="layout" svg:width="0.762cm" svg:height="0.762cm" svg:x="10.16cm" svg:y="4.318cm">
          <text:p text:style-name="P1"><text:span text:style-name="T1">3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762cm" svg:height="0.762cm" svg:x="7.874cm" svg:y="7.62cm">
          <text:p text:style-name="P1"><text:span text:style-name="T1">3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1.938cm" svg:y1="3.048cm" svg:x2="12.7cm" svg:y2="7.62cm">
          <text:p/>
        </draw:line>
        <draw:line draw:style-name="gr3" draw:text-style-name="P3" draw:layer="layout" svg:x1="10.16cm" svg:y1="4.826cm" svg:x2="8.382cm" svg:y2="7.62cm">
          <text:p/>
        </draw:line>
        <draw:custom-shape draw:style-name="gr1" draw:text-style-name="P1" draw:layer="layout" svg:width="0.762cm" svg:height="0.762cm" svg:x="17.272cm" svg:y="3.302cm">
          <text:p text:style-name="P1"><text:span text:style-name="T1">1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21.591cm" svg:y="6.096cm">
          <text:p text:style-name="P1"><text:span text:style-name="T1">1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22.099cm" svg:y="2.54cm">
          <text:p text:style-name="P1"><text:span text:style-name="T1">2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23.369cm" svg:y="7.62cm">
          <text:p text:style-name="P1"><text:span text:style-name="T1">2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8.034cm" svg:y1="3.81cm" svg:x2="21.083cm" svg:y2="4.572cm">
          <text:p/>
        </draw:line>
        <draw:line draw:style-name="gr3" draw:text-style-name="P3" draw:layer="layout" svg:x1="21.59cm" svg:y1="4.318cm" svg:x2="22.353cm" svg:y2="3.302cm">
          <text:p/>
        </draw:line>
        <draw:line draw:style-name="gr3" draw:text-style-name="P3" draw:layer="layout" svg:x1="19.559cm" svg:y1="8.128cm" svg:x2="23.369cm" svg:y2="8.128cm">
          <text:p/>
        </draw:line>
        <draw:custom-shape draw:style-name="gr7" draw:text-style-name="P7" draw:layer="layout" svg:width="0.762cm" svg:height="0.762cm" svg:x="21.083cm" svg:y="4.318cm">
          <text:p text:style-name="P1"><text:span text:style-name="T1">3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762cm" svg:height="0.762cm" svg:x="18.797cm" svg:y="7.62cm">
          <text:p text:style-name="P1"><text:span text:style-name="T1">3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2.606cm" svg:y1="3.302cm" svg:x2="22.098cm" svg:y2="6.096cm">
          <text:p/>
        </draw:line>
        <draw:line draw:style-name="gr3" draw:text-style-name="P3" draw:layer="layout" svg:x1="21.591cm" svg:y1="6.604cm" svg:x2="19.559cm" svg:y2="7.874cm">
          <text:p/>
        </draw:lin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1" draw:text-style-name="P1" draw:layer="layout" svg:width="0.762cm" svg:height="0.762cm" svg:x="5.843cm" svg:y="3.302cm">
          <text:p text:style-name="P1"><text:span text:style-name="T1">1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9.4cm" svg:y="6.096cm">
          <text:p text:style-name="P1"><text:span text:style-name="T1">1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9.4cm" svg:y="4.064cm">
          <text:p text:style-name="P1"><text:span text:style-name="T1">2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11.94cm" svg:y="7.62cm">
          <text:p text:style-name="P1"><text:span text:style-name="T1">2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6.605cm" svg:y1="3.81cm" svg:x2="9.4cm" svg:y2="4.318cm">
          <text:p/>
        </draw:line>
        <draw:line draw:style-name="gr3" draw:text-style-name="P3" draw:layer="layout" svg:x1="10.162cm" svg:y1="4.318cm" svg:x2="11.94cm" svg:y2="7.874cm">
          <text:p/>
        </draw:line>
        <draw:line draw:style-name="gr3" draw:text-style-name="P3" draw:layer="layout" svg:x1="11.94cm" svg:y1="7.874cm" svg:x2="11.94cm" svg:y2="4.318cm">
          <text:p/>
        </draw:line>
        <draw:custom-shape draw:style-name="gr5" draw:text-style-name="P5" draw:layer="layout" svg:width="4.064cm" svg:height="1.778cm" svg:x="13.209cm" svg:y="4.826cm">
          <text:p text:style-name="P1">2-Op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8.796cm" svg:height="1.673cm" svg:x="5.081cm" svg:y="8.636cm">
          <draw:text-box>
            <text:p>Permutation: ( 1 <text:span text:style-name="T4">2</text:span> <text:span text:style-name="T5">2</text:span><text:span text:style-name="T5"> </text:span><text:span text:style-name="T5">3</text:span><text:span text:style-name="T5"> </text:span>1 <text:span text:style-name="T4">3</text:span> )<text:tab/><text:tab/><text:tab/><text:tab/><text:tab/>( 1 <text:span text:style-name="T4">2</text:span> <text:span text:style-name="T3">3</text:span><text:span text:style-name="T3"> </text:span><text:span text:style-name="T3">2</text:span> 3 <text:span text:style-name="T4">2</text:span> )<text:tab/><text:tab/><text:tab/><text:tab/><text:tab/><text:tab/><text:tab/><text:tab/><text:tab/> </text:p>
          </draw:text-box>
        </draw:frame>
        <draw:custom-shape draw:style-name="gr7" draw:text-style-name="P7" draw:layer="layout" svg:width="0.762cm" svg:height="0.762cm" svg:x="11.686cm" svg:y="3.556cm">
          <text:p text:style-name="P1"><text:span text:style-name="T1">3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762cm" svg:height="0.762cm" svg:x="7.368cm" svg:y="7.62cm">
          <text:p text:style-name="P1"><text:span text:style-name="T1">3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1.686cm" svg:y1="4.064cm" svg:x2="10.162cm" svg:y2="6.35cm">
          <text:p/>
        </draw:line>
        <draw:line draw:style-name="gr3" draw:text-style-name="P3" draw:layer="layout" svg:x1="9.4cm" svg:y1="6.604cm" svg:x2="7.876cm" svg:y2="7.62cm">
          <text:p/>
        </draw:line>
        <draw:custom-shape draw:style-name="gr1" draw:text-style-name="P1" draw:layer="layout" svg:width="0.762cm" svg:height="0.762cm" svg:x="5.844cm" svg:y="3.303cm">
          <text:p text:style-name="P1"><text:span text:style-name="T1">1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9.401cm" svg:y="6.097cm">
          <text:p text:style-name="P1"><text:span text:style-name="T1">1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9.401cm" svg:y="4.065cm">
          <text:p text:style-name="P1"><text:span text:style-name="T1">2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11.941cm" svg:y="7.621cm">
          <text:p text:style-name="P1"><text:span text:style-name="T1">2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6.606cm" svg:y1="3.811cm" svg:x2="9.401cm" svg:y2="4.319cm">
          <text:p/>
        </draw:line>
        <draw:line draw:style-name="gr3" draw:text-style-name="P3" draw:layer="layout" svg:x1="10.163cm" svg:y1="4.319cm" svg:x2="11.941cm" svg:y2="7.875cm">
          <text:p/>
        </draw:line>
        <draw:line draw:style-name="gr3" draw:text-style-name="P3" draw:layer="layout" svg:x1="11.941cm" svg:y1="7.875cm" svg:x2="11.941cm" svg:y2="4.319cm">
          <text:p/>
        </draw:line>
        <draw:custom-shape draw:style-name="gr7" draw:text-style-name="P7" draw:layer="layout" svg:width="0.762cm" svg:height="0.762cm" svg:x="11.687cm" svg:y="3.557cm">
          <text:p text:style-name="P1"><text:span text:style-name="T1">3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762cm" svg:height="0.762cm" svg:x="7.369cm" svg:y="7.621cm">
          <text:p text:style-name="P1"><text:span text:style-name="T1">3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1.687cm" svg:y1="4.065cm" svg:x2="10.163cm" svg:y2="6.351cm">
          <text:p/>
        </draw:line>
        <draw:line draw:style-name="gr3" draw:text-style-name="P3" draw:layer="layout" svg:x1="9.401cm" svg:y1="6.605cm" svg:x2="7.877cm" svg:y2="7.621cm">
          <text:p/>
        </draw:line>
        <draw:custom-shape draw:style-name="gr1" draw:text-style-name="P1" draw:layer="layout" svg:width="0.762cm" svg:height="0.762cm" svg:x="17.272cm" svg:y="3.302cm">
          <text:p text:style-name="P1"><text:span text:style-name="T1">1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20.829cm" svg:y="6.096cm">
          <text:p text:style-name="P1"><text:span text:style-name="T1">1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20.829cm" svg:y="4.064cm">
          <text:p text:style-name="P1"><text:span text:style-name="T1">2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23.369cm" svg:y="7.62cm">
          <text:p text:style-name="P1"><text:span text:style-name="T1">2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8.034cm" svg:y1="3.81cm" svg:x2="20.829cm" svg:y2="4.318cm">
          <text:p/>
        </draw:line>
        <draw:line draw:style-name="gr3" draw:text-style-name="P3" draw:layer="layout" svg:x1="21.591cm" svg:y1="4.318cm" svg:x2="23.115cm" svg:y2="4.064cm">
          <text:p/>
        </draw:line>
        <draw:line draw:style-name="gr3" draw:text-style-name="P3" draw:layer="layout" svg:x1="23.623cm" svg:y1="4.318cm" svg:x2="23.623cm" svg:y2="7.62cm">
          <text:p/>
        </draw:line>
        <draw:custom-shape draw:style-name="gr7" draw:text-style-name="P7" draw:layer="layout" svg:width="0.762cm" svg:height="0.762cm" svg:x="23.115cm" svg:y="3.556cm">
          <text:p text:style-name="P1"><text:span text:style-name="T1">3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762cm" svg:height="0.762cm" svg:x="18.797cm" svg:y="7.62cm">
          <text:p text:style-name="P1"><text:span text:style-name="T1">3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3.369cm" svg:y1="7.874cm" svg:x2="21.591cm" svg:y2="6.35cm">
          <text:p/>
        </draw:line>
        <draw:line draw:style-name="gr3" draw:text-style-name="P3" draw:layer="layout" svg:x1="20.829cm" svg:y1="6.604cm" svg:x2="19.305cm" svg:y2="7.62cm">
          <text:p/>
        </draw:lin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8" draw:text-style-name="P1" draw:layer="layout" svg:width="0.252cm" svg:height="0.253cm" svg:x="5.334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52cm" svg:height="0.253cm" svg:x="5.082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52cm" svg:height="0.253cm" svg:x="6.85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9" draw:layer="layout" svg:width="3.708cm" svg:height="2.795cm" svg:x="4.407cm" svg:y="2.753cm" svg:viewBox="0 0 3709 2796" svg:d="M1143 43c-284 97-481 336-688 538-221 216-368 501-409 796-32 230-120 460 86 666 267 267 654 327 990 431 268 82 543 147 817 215 263 65 579 192 839 21 213-141 486-110 667-344 280-362 179-785 236-1183 38-258 67-565-129-774-183-195-438-332-710-366-244-31-489 3-731-43h-237-236-43z">
          <text:p text:style-name="P8"><text:tab/><text:span text:style-name="T6">cl</text:span><text:span text:style-name="T6">u</text:span><text:span text:style-name="T6">st</text:span><text:span text:style-name="T6">er </text:span><text:span text:style-name="T6">Cl</text:span><text:span text:style-name="T7">i</text:span></text:p>
        </draw:path>
        <draw:custom-shape draw:style-name="gr8" draw:text-style-name="P1" draw:layer="layout" svg:width="0.252cm" svg:height="0.253cm" svg:x="7.366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252cm" svg:height="0.253cm" svg:x="6.352cm" svg:y="4.065cm">
          <text:p text:style-name="P1"><text:span text:style-name="T8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52cm" svg:height="0.253cm" svg:x="13.983cm" svg:y="3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52cm" svg:height="0.253cm" svg:x="13.731cm" svg:y="4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52cm" svg:height="0.253cm" svg:x="15.507cm" svg:y="4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11" draw:layer="layout" svg:width="3.708cm" svg:height="2.795cm" svg:x="13.056cm" svg:y="2.794cm" svg:viewBox="0 0 3709 2796" svg:d="M1143 43c-284 97-481 336-688 538-221 216-368 501-409 796-32 230-120 460 86 666 267 267 654 327 990 431 268 82 543 147 817 215 263 65 579 192 839 21 213-141 486-110 667-344 280-362 179-785 236-1183 38-258 67-565-129-774-183-195-438-332-710-366-244-31-489 3-731-43h-237-236-43z">
          <text:p text:style-name="P8"><text:span text:style-name="T6"><text:tab/></text:span></text:p>
          <text:p text:style-name="P8"><text:span text:style-name="T6"><text:tab/></text:span><text:span text:style-name="T6">cl</text:span><text:span text:style-name="T6">u</text:span><text:span text:style-name="T6">st</text:span><text:span text:style-name="T6">er </text:span><text:span text:style-name="T6">Cl</text:span><text:span text:style-name="T7">i</text:span></text:p>
        </draw:path>
        <draw:custom-shape draw:style-name="gr8" draw:text-style-name="P1" draw:layer="layout" svg:width="0.252cm" svg:height="0.253cm" svg:x="16.015cm" svg:y="3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252cm" svg:height="0.253cm" svg:x="15.001cm" svg:y="4.106cm">
          <text:p text:style-name="P1"><text:span text:style-name="T9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52cm" svg:height="0.253cm" svg:x="20.83cm" svg:y="3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52cm" svg:height="0.253cm" svg:x="20.487cm" svg:y="4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2cm" svg:height="0.253cm" svg:x="21.338cm" svg:y="5.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52cm" svg:height="0.253cm" svg:x="21.757cm" svg:y="3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11" draw:layer="layout" svg:width="2.766cm" svg:height="3.193cm" svg:x="19.837cm" svg:y="2.601cm" svg:viewBox="0 0 2767 3194" svg:d="M814 109c-253 143-378 412-474 667-105 279-88 588-236 860-133 244-151 591 21 796 187 223 512 286 796 366 247 69 469 196 710 301 266 116 566 145 774-22 195-157 295-430 280-688-14-223 16-449 65-667 55-247-32-498-151-731-143-280-378-414-581-624-169-175-370-385-645-366h-194z">
          <text:p text:style-name="P8"><text:span text:style-name="T6"><text:s text:c="5"/></text:span></text:p>
          <text:p text:style-name="P8"><text:span text:style-name="T6"><text:s text:c="6"/></text:span><text:span text:style-name="T6">cluster Cl</text:span><text:span text:style-name="T7">h</text:span></text:p>
        </draw:path>
        <draw:line draw:style-name="gr12" draw:text-style-name="P3" draw:layer="layout" svg:x1="5.588cm" svg:y1="3.505cm" svg:x2="6.352cm" svg:y2="4.116cm">
          <text:p/>
        </draw:line>
        <draw:line draw:style-name="gr12" draw:text-style-name="P3" draw:layer="layout" svg:x1="5.334cm" svg:y1="4.42cm" svg:x2="6.35cm" svg:y2="4.166cm">
          <text:p/>
        </draw:line>
        <draw:line draw:style-name="gr12" draw:text-style-name="P3" draw:layer="layout" svg:x1="6.602cm" svg:y1="4.267cm" svg:x2="6.907cm" svg:y2="4.572cm">
          <text:p/>
        </draw:line>
        <draw:line draw:style-name="gr12" draw:text-style-name="P3" draw:layer="layout" svg:x1="6.553cm" svg:y1="4.114cm" svg:x2="7.366cm" svg:y2="3.708cm">
          <text:p/>
        </draw:line>
        <draw:line draw:style-name="gr13" draw:text-style-name="P3" draw:layer="layout" svg:x1="15.253cm" svg:y1="4.216cm" svg:x2="20.828cm" svg:y2="3.759cm">
          <text:p/>
        </draw:line>
        <draw:line draw:style-name="gr13" draw:text-style-name="P3" draw:layer="layout" svg:x1="15.24cm" svg:y1="4.216cm" svg:x2="21.742cm" svg:y2="3.962cm">
          <text:p/>
        </draw:line>
        <draw:line draw:style-name="gr13" draw:text-style-name="P3" draw:layer="layout" svg:x1="21.322cm" svg:y1="5.181cm" svg:x2="15.253cm" svg:y2="4.216cm">
          <text:p/>
        </draw:line>
        <draw:line draw:style-name="gr13" draw:text-style-name="P3" draw:layer="layout" svg:x1="20.486cm" svg:y1="4.471cm" svg:x2="15.254cm" svg:y2="4.217cm">
          <text:p/>
        </draw:lin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standard" draw:layer="layout" svg:width="5.668cm" svg:height="3.887cm" svg:x="28.961cm" svg:y="17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4.664cm" svg:height="4.859cm" svg:x="1.873cm" svg:y="3.67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2" table:default-cell-style-name="gray3">
              <table:table-cell/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</table:table-row>
            <table:table-row table:style-name="ro2" table:default-cell-style-name="ce2">
              <table:table-cell table:style-name="ce1">
                <text:p>a</text:p>
              </table:table-cell>
              <table:table-cell>
                <text:p>0</text:p>
              </table:table-cell>
              <table:table-cell>
                <text:p>9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2" table:default-cell-style-name="ce2">
              <table:table-cell table:style-name="ce1">
                <text:p>b</text:p>
              </table:table-cell>
              <table:table-cell>
                <text:p>9</text:p>
              </table:table-cell>
              <table:table-cell>
                <text:p>0</text:p>
              </table:table-cell>
              <table:table-cell>
                <text:p>8</text:p>
              </table:table-cell>
              <table:table-cell table:style-name="ce3">
                <text:p>5</text:p>
              </table:table-cell>
            </table:table-row>
            <table:table-row table:style-name="ro2" table:default-cell-style-name="ce2">
              <table:table-cell table:style-name="ce1">
                <text:p>c</text:p>
              </table:table-cell>
              <table:table-cell>
                <text:p>6</text:p>
              </table:table-cell>
              <table:table-cell>
                <text:p>8</text:p>
              </table:table-cell>
              <table:table-cell>
                <text:p>0</text:p>
              </table:table-cell>
              <table:table-cell>
                <text:p>9</text:p>
              </table:table-cell>
            </table:table-row>
            <table:table-row table:style-name="ro2" table:default-cell-style-name="ce2">
              <table:table-cell table:style-name="ce1">
                <text:p>d</text:p>
              </table:table-cell>
              <table:table-cell>
                <text:p>7</text:p>
              </table:table-cell>
              <table:table-cell table:style-name="ce3">
                <text:p>5</text:p>
              </table:table-cell>
              <table:table-cell>
                <text:p>9</text:p>
              </table:table-cell>
              <table:table-cell>
                <text:p>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683cm" svg:height="3.997cm" svg:x="10.318cm" svg:y="4.13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row table:style-name="ro3" table:default-cell-style-name="gray3">
              <table:table-cell table:style-name="ce1"/>
              <table:table-cell>
                <text:p>a</text:p>
              </table:table-cell>
              <table:table-cell>
                <text:p>b,d</text:p>
              </table:table-cell>
              <table:table-cell>
                <text:p>c</text:p>
              </table:table-cell>
            </table:table-row>
            <table:table-row table:style-name="ro3" table:default-cell-style-name="ce4">
              <table:table-cell table:style-name="ce1">
                <text:p>a</text:p>
              </table:table-cell>
              <table:table-cell>
                <text:p>0</text:p>
              </table:table-cell>
              <table:table-cell>
                <text:p>7</text:p>
              </table:table-cell>
              <table:table-cell table:style-name="ce5">
                <text:p>6</text:p>
              </table:table-cell>
            </table:table-row>
            <table:table-row table:style-name="ro3" table:default-cell-style-name="ce4">
              <table:table-cell table:style-name="ce1">
                <text:p>b,d</text:p>
              </table:table-cell>
              <table:table-cell>
                <text:p>7</text:p>
              </table:table-cell>
              <table:table-cell>
                <text:p>0</text:p>
              </table:table-cell>
              <table:table-cell>
                <text:p>8</text:p>
              </table:table-cell>
            </table:table-row>
            <table:table-row table:style-name="ro4" table:default-cell-style-name="ce4">
              <table:table-cell table:style-name="ce1">
                <text:p>c</text:p>
              </table:table-cell>
              <table:table-cell table:style-name="ce5">
                <text:p>6</text:p>
              </table:table-cell>
              <table:table-cell>
                <text:p>8</text:p>
              </table:table-cell>
              <table:table-cell>
                <text:p>0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4.265cm" svg:height="2.996cm" svg:x="19.672cm" svg:y="4.65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row table:style-name="ro3" table:default-cell-style-name="gray3">
              <table:table-cell table:style-name="ce1"/>
              <table:table-cell>
                <text:p>a,c</text:p>
              </table:table-cell>
              <table:table-cell>
                <text:p>b,d</text:p>
              </table:table-cell>
            </table:table-row>
            <table:table-row table:style-name="ro3">
              <table:table-cell table:style-name="ce1">
                <text:p>a,c</text:p>
              </table:table-cell>
              <table:table-cell table:style-name="ce4">
                <text:p>0</text:p>
              </table:table-cell>
              <table:table-cell table:style-name="ce5">
                <text:p>7</text:p>
              </table:table-cell>
            </table:table-row>
            <table:table-row table:style-name="ro3">
              <table:table-cell table:style-name="ce1">
                <text:p>b,d</text:p>
              </table:table-cell>
              <table:table-cell table:style-name="ce5">
                <text:p>7</text:p>
              </table:table-cell>
              <table:table-cell table:style-name="ce4">
                <text:p>0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14" draw:text-style-name="P13" draw:layer="layout" svg:width="2.286cm" svg:height="1.778cm" svg:x="7.112cm" svg:y="5.3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3" draw:layer="layout" svg:width="2.286cm" svg:height="1.778cm" svg:x="16.764cm" svg:y="5.3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4T20:19:26.680010042</meta:creation-date>
    <dc:date>2019-11-06T17:49:24.160250938</dc:date>
    <meta:editing-duration>PT6H7M4S</meta:editing-duration>
    <meta:editing-cycles>3</meta:editing-cycles>
    <meta:generator>LibreOffice/6.0.7.3$Linux_X86_64 LibreOffice_project/00m0$Build-3</meta:generator>
    <meta:document-statistic meta:object-count="137"/>
  </office:meta>
</office:document-meta>
</file>